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Display O" svg:font-family="'Linux Libertine Display O'"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iberation Serif" fo:background-color="#fff200"/>
    </style:style>
    <style:style style:name="P2" style:family="paragraph" style:parent-style-name="Standard">
      <style:text-properties style:font-name="Liberation Serif" fo:background-color="#fff200" style:font-name-asian="Times New Roman1" style:font-name-complex="Times New Roman1"/>
    </style:style>
    <style:style style:name="P3" style:family="paragraph" style:parent-style-name="Standard">
      <style:text-properties style:font-name="Liberation Serif" officeooo:paragraph-rsid="00248c86" fo:background-color="#fff200" style:font-name-asian="Times New Roman1" style:font-name-complex="Times New Roman1"/>
    </style:style>
    <style:style style:name="P4" style:family="paragraph" style:parent-style-name="Standard">
      <style:text-properties style:font-name="Liberation Serif" officeooo:rsid="002b9d32" officeooo:paragraph-rsid="002b9d32" fo:background-color="#fff200"/>
    </style:style>
    <style:style style:name="P5" style:family="paragraph" style:parent-style-name="Standard">
      <style:text-properties style:font-name="Liberation Serif" fo:background-color="transparent"/>
    </style:style>
    <style:style style:name="P6" style:family="paragraph" style:parent-style-name="Standard">
      <style:text-properties style:font-name="Liberation Serif" fo:background-color="transparent" style:font-name-asian="Times New Roman1" style:font-name-complex="Times New Roman1"/>
    </style:style>
    <style:style style:name="P7" style:family="paragraph" style:parent-style-name="Standard">
      <style:text-properties style:font-name="Liberation Serif" officeooo:paragraph-rsid="00248c86" fo:background-color="transparent" style:font-name-asian="Times New Roman1" style:font-name-complex="Times New Roman1"/>
    </style:style>
    <style:style style:name="P8" style:family="paragraph" style:parent-style-name="Standard">
      <style:text-properties style:font-name="Liberation Serif" officeooo:paragraph-rsid="0021fd8a" fo:background-color="transparent"/>
    </style:style>
    <style:style style:name="P9" style:family="paragraph" style:parent-style-name="Standard">
      <style:text-properties style:font-name="Liberation Serif" officeooo:paragraph-rsid="002b9d32"/>
    </style:style>
    <style:style style:name="P10" style:family="paragraph" style:parent-style-name="Standard" style:master-page-name="Standard">
      <style:paragraph-properties style:page-number="1"/>
      <style:text-properties style:font-name="Liberation Serif" style:font-name-asian="Times New Roman1" style:font-name-complex="Times New Roman1"/>
    </style:style>
    <style:style style:name="P11" style:family="paragraph" style:parent-style-name="Standard">
      <style:text-properties style:font-name="Liberation Serif" officeooo:paragraph-rsid="0021fd8a" fo:background-color="transparent"/>
    </style:style>
    <style:style style:name="P12" style:family="paragraph" style:parent-style-name="Standard">
      <style:paragraph-properties fo:line-height="100%" fo:text-align="justify" style:justify-single-word="false"/>
      <style:text-properties style:font-name="Linux Libertine Display O" fo:font-size="11pt" officeooo:paragraph-rsid="002e168c" fo:background-color="transparent" style:font-size-asian="11pt" style:font-size-complex="11pt"/>
    </style:style>
    <style:style style:name="P13" style:family="paragraph" style:parent-style-name="Standard" style:list-style-name="WWNum1">
      <style:paragraph-properties fo:margin-left="0.75in" fo:margin-right="0in" fo:margin-top="0in" fo:margin-bottom="0in" loext:contextual-spacing="false" fo:line-height="115%"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officeooo:rsid="0024adf0" fo:background-color="transparent" style:font-name-asian="Times New Roman1" style:font-size-asian="11pt" style:font-style-asian="normal" style:font-weight-asian="normal" style:font-name-complex="Times New Roman1" style:font-size-complex="11pt"/>
    </style:style>
    <style:style style:name="P14" style:family="paragraph" style:parent-style-name="Standard" style:list-style-name="WWNum1">
      <style:paragraph-properties fo:margin-left="0.75in" fo:margin-right="0in" fo:margin-top="0in" fo:margin-bottom="0in" loext:contextual-spacing="false" fo:line-height="115%"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officeooo:rsid="0024adf0" officeooo:paragraph-rsid="0024adf0" fo:background-color="transparent" style:font-name-asian="Times New Roman1" style:font-size-asian="11pt" style:font-style-asian="normal" style:font-weight-asian="normal" style:font-name-complex="Times New Roman1" style:font-size-complex="11pt"/>
    </style:style>
    <style:style style:name="P15" style:family="paragraph" style:parent-style-name="Standard" style:list-style-name="WWNum1">
      <style:paragraph-properties fo:margin-left="0.75in" fo:margin-right="0in" fo:margin-top="0in" fo:margin-bottom="0in" loext:contextual-spacing="false" fo:line-height="115%"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officeooo:rsid="0027cf66" officeooo:paragraph-rsid="0027cf66" fo:background-color="#ffffff" style:font-name-asian="Times New Roman1" style:font-size-asian="11pt" style:font-style-asian="normal" style:font-weight-asian="normal" style:font-name-complex="Times New Roman1" style:font-size-complex="11pt"/>
    </style:style>
    <style:style style:name="P16" style:family="paragraph" style:parent-style-name="Standard">
      <style:paragraph-properties fo:margin-left="0.75in" fo:margin-right="0in" fo:margin-top="0in" fo:margin-bottom="0in" loext:contextual-spacing="false" fo:line-height="115%" fo:text-align="start" style:justify-single-word="false" fo:orphans="2" fo:widows="2" fo:text-indent="-0.5in" style:auto-text-indent="false" fo:padding="0in" fo:border="none"/>
      <style:text-properties fo:font-variant="normal" fo:text-transform="none" fo:color="#000000" style:text-line-through-style="none" style:text-line-through-type="none" style:text-position="0% 100%" style:font-name="Liberation Serif" fo:font-size="11pt" fo:font-style="normal" style:text-underline-style="none" fo:font-weight="normal" officeooo:rsid="0027cf66" officeooo:paragraph-rsid="0027cf66" fo:background-color="#ffffff" style:font-name-asian="Times New Roman1" style:font-size-asian="11pt" style:font-style-asian="normal" style:font-weight-asian="normal" style:font-name-complex="Times New Roman1" style:font-size-complex="11pt"/>
    </style:style>
    <style:style style:name="T1" style:family="text">
      <style:text-properties style:font-name-asian="Times New Roman1" style:font-name-complex="Times New Roman1"/>
    </style:style>
    <style:style style:name="T2" style:family="text">
      <style:text-properties officeooo:rsid="001c8472" style:font-name-asian="Times New Roman1" style:font-name-complex="Times New Roman1"/>
    </style:style>
    <style:style style:name="T3" style:family="text">
      <style:text-properties officeooo:rsid="00234d38" style:font-name-asian="Times New Roman1" style:font-name-complex="Times New Roman1"/>
    </style:style>
    <style:style style:name="T4" style:family="text">
      <style:text-properties officeooo:rsid="002420fa" style:font-name-asian="Times New Roman1" style:font-name-complex="Times New Roman1"/>
    </style:style>
    <style:style style:name="T5" style:family="text">
      <style:text-properties officeooo:rsid="00266c89" style:font-name-asian="Times New Roman1" style:font-name-complex="Times New Roman1"/>
    </style:style>
    <style:style style:name="T6" style:family="text">
      <style:text-properties officeooo:rsid="002d54a0" style:font-name-asian="Times New Roman1" style:font-name-complex="Times New Roman1"/>
    </style:style>
    <style:style style:name="T7" style:family="text">
      <style:text-properties officeooo:rsid="00343588" style:font-name-asian="Times New Roman1" style:font-name-complex="Times New Roman1"/>
    </style:style>
    <style:style style:name="T8" style:family="text">
      <style:text-properties officeooo:rsid="0010d0c5" style:font-name-asian="Times New Roman1" style:font-name-complex="Times New Roman1"/>
    </style:style>
    <style:style style:name="T9" style:family="text">
      <style:text-properties officeooo:rsid="00280d0c" style:font-name-asian="Times New Roman1" style:font-name-complex="Times New Roman1"/>
    </style:style>
    <style:style style:name="T10" style:family="text">
      <style:text-properties fo:background-color="#ffffff" loext:char-shading-value="0" style:font-name-asian="Times New Roman1" style:font-name-complex="Times New Roman1"/>
    </style:style>
    <style:style style:name="T11" style:family="text">
      <style:text-properties officeooo:rsid="001ee488" fo:background-color="#ffffff" loext:char-shading-value="0" style:font-name-asian="Times New Roman1" style:font-name-complex="Times New Roman1"/>
    </style:style>
    <style:style style:name="T12" style:family="text">
      <style:text-properties fo:font-size="12pt" fo:font-weight="normal" style:font-name-asian="Times New Roman1" style:font-size-asian="12pt" style:font-weight-asian="normal" style:font-name-complex="Times New Roman1" style:font-size-complex="12pt" style:font-weight-complex="normal"/>
    </style:style>
    <style:style style:name="T13" style:family="text">
      <style:text-properties fo:font-weight="normal" style:font-name-asian="Times New Roman1" style:font-weight-asian="normal" style:font-name-complex="Times New Roman1" style:font-weight-complex="normal"/>
    </style:style>
    <style:style style:name="T14" style:family="text">
      <style:text-properties officeooo:rsid="002420fa"/>
    </style:style>
    <style:style style:name="T15" style:family="text">
      <style:text-properties fo:background-color="transparent" loext:char-shading-value="0"/>
    </style:style>
    <style:style style:name="T16" style:family="text">
      <style:text-properties officeooo:rsid="0027cf66" fo:background-color="transparent" loext:char-shading-value="0"/>
    </style:style>
    <style:style style:name="T17" style:family="text">
      <style:text-properties officeooo:rsid="002d54a0" fo:background-color="transparent" loext:char-shading-value="0"/>
    </style:style>
    <style:style style:name="T18" style:family="text">
      <style:text-properties officeooo:rsid="0024c6cd"/>
    </style:style>
    <style:style style:name="T19"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ear Editor,</text:p>
      <text:p text:style-name="P9"><text:span text:style-name="T1">We are happy to submit our manuscript entitled </text:span><text:span text:style-name="T13">‘</text:span><text:span text:style-name="T19">Predators have limited effects on plant-herbivore interaction network in early succession in tropical forest gaps</text:span><text:span text:style-name="T12">’</text:span><text:span text:style-name="T1"> for consideration for review in </text:span><text:span text:style-name="T2">ECOLOGY</text:span><text:span text:style-name="T1">. </text:span></text:p>
      <text:p text:style-name="P8"><text:span text:style-name="T1"/></text:p>
      <text:p text:style-name="P12"><text:span text:style-name="T7">i.e., </text:span><text:span text:style-name="T1">(i) changes in herbivore trophic and species composition </text:span><text:span text:style-name="T8">towards least preferred prey (in terms of taxonomy and body size)</text:span><text:span text:style-name="T1">, (ii) </text:span><text:span text:style-name="T8">shifts towards more specialized insects in the community</text:span><text:span text:style-name="T1">, (iii) </text:span><text:span text:style-name="T9">high quality food plants providing enemy free space also for generalist herbivores, (iv) strong intraguild predation on arthropod predators, and</text:span><text:span text:style-name="T1"> (</text:span><text:span text:style-name="T9">v</text:span><text:span text:style-name="T1">) compensation </text:span><text:span text:style-name="T8">for herbivore damage </text:span><text:span text:style-name="T1">by plants.</text:span></text:p>
      <text:p text:style-name="P8"><text:span text:style-name="T1">The current work </text:span><text:span text:style-name="T3">explains the weak effects of birds bats and ants on vegetation during </text:span><text:span text:style-name="T4">early </text:span><text:span text:style-name="T3">succession of tropical rain-forest gaps in Papua New Guinea. </text:span><text:span text:style-name="T4">We explored the hypothesis that top-down effects of <text:s/>the focal predators are mediated through plant-herbivore interactions. Specifically, we </text:span><text:span text:style-name="T5">test</text:span><text:span text:style-name="T4"> for any compensation mechanisms, which could attenuate the cascading effect. Most often invoked mechanisms responsible for the weak cascading effects are: (i) changes in herbivore trophic and species composition, (ii) herbivore specialization, (iii) plant quality and (iv) overcompensation by plants.</text:span></text:p>
      <text:p text:style-name="P7">To test <text:span text:style-name="T14">these possible mechanisms</text:span> we use <text:span text:style-name="T14">an experimental approach, where we removed predators form early successional vegetation. We collected a unique data set, where we combined data on putative interaction networks between plants and herbivores in control and predator exclosure plots and plant traits used to approximate individual species growth, defense and quality for herbivores. Despite finding some effects on herbivores </text:span></text:p>
      <text:p text:style-name="P3"><text:span text:style-name="T15">We discuss th</text:span><text:span text:style-name="T16">e consequences of arthropod herbivore actions and highlight further studies that need to be undertaken to better understand this system </text:span><text:span text:style-name="T17">and effect of the top predators during succession</text:span><text:span text:style-name="T16">.</text:span></text:p>
      <text:p text:style-name="P4"><text:bookmark text:name="_heading=h.gjdgxs"/><text:span text:style-name="T1">Our approach is unique in a way that it takes a closer look at the interactions between plant-and herbivores in order to explain the </text:span><text:span text:style-name="T6">previously observed weak cascading effects . </text:span></text:p>
      <text:p text:style-name="P2">As part of our ongoing research we hope that this manuscript … but that you are also convinced of its novelty:</text:p>
      <text:list xml:id="list2005454219" text:style-name="WWNum1">
        <text:list-item>
          <text:p text:style-name="P13">we use the the tri-trophic interaction hypothesis to evaluate the top-down effects of focalt predators on vegetation.</text:p>
        </text:list-item>
        <text:list-item>
          <text:p text:style-name="P14">We show that at the early stages of tropical forest gap succession herbivores are mainly bottom-up <text:span text:style-name="T18">controlled</text:span></text:p>
        </text:list-item>
        <text:list-item>
          <text:p text:style-name="P15">Our study shows important role of arthropod predators, which are rarely studied</text:p>
        </text:list-item>
      </text:list>
      <text:p text:style-name="P16"/>
      <text:p text:style-name="P16"/>
      <text:p text:style-name="P6">We hope that you agree with our assertions and consider our manuscript worth reviewing.</text:p>
      <text:p text:style-name="P6">Kind regards,</text:p>
      <text:p text:style-name="P1"/>
      <text:p text:style-name="P5"><text:soft-page-break/><text:span text:style-name="T11">Piotr Szefer</text:span><text:span text:style-name="T10">, on behalf of all of the co-auth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Display O" svg:font-family="'Linux Libertine Display O'"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normal" style:next-style-name="Standard" style:default-outline-level="">
      <style:paragraph-properties fo:margin-left="0.1835in" fo:margin-right="0in" fo:margin-top="0in" fo:margin-bottom="0in" loext:contextual-spacing="false" fo:line-height="200%" fo:text-indent="-0.1835in" style:auto-text-indent="false">
        <style:tab-stops>
          <style:tab-stop style:position="0.1835in"/>
        </style:tab-stops>
      </style:paragraph-properties>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9:44:00</meta:creation-date>
    <meta:initial-creator>user</meta:initial-creator>
    <meta:generator>LibreOffice/6.1.6.3$Linux_X86_64 LibreOffice_project/10$Build-3</meta:generator>
    <dc:date>2021-05-22T11:28:46.808373485</dc:date>
    <meta:editing-duration>PT8H9M5S</meta:editing-duration>
    <meta:editing-cycles>16</meta:editing-cycles>
    <meta:document-statistic meta:table-count="0" meta:image-count="0" meta:object-count="0" meta:page-count="2" meta:paragraph-count="14" meta:word-count="389" meta:character-count="2589" meta:non-whitespace-character-count="2213"/>
    <meta:user-defined meta:name="ZOTERO_PREF_1">&lt;data data-version="3" zotero-version="4.0.29.10"&gt;&lt;session id="c5KFqStA"/&gt;&lt;style id="http://www.zotero.org/styles/nature-communications" hasBibliography="1" bibliographyStyleHasBeenSet="1"/&gt;&lt;prefs&gt;&lt;pref name="fieldType" value="Field"/&gt;&lt;pref name="storeRef</meta:user-defined>
    <meta:user-defined meta:name="ZOTERO_PREF_2">erences" value="true"/&gt;&lt;pref name="automaticJournalAbbreviations" value=""/&gt;&lt;pref name="noteType" value=""/&gt;&lt;/prefs&gt;&lt;/data&gt;</meta:user-defined>
  </office:meta>
</office:document-meta>
</file>